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新宋体" svg:font-family="新宋体" style:font-adornments="标准" style:font-family-generic="modern" style:font-pitch="fixed"/>
    <style:font-face style:name="黑体" svg:font-family="黑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3.784cm" style:rel-column-width="14586*"/>
    </style:style>
    <style:style style:name="表格1.B" style:family="table-column">
      <style:table-column-properties style:column-width="10.292cm" style:rel-column-width="39680*"/>
    </style:style>
    <style:style style:name="表格1.C" style:family="table-column">
      <style:table-column-properties style:column-width="2.923cm" style:rel-column-width="11269*"/>
    </style:style>
    <style:style style:name="表格1.1" style:family="table-row">
      <style:table-row-properties style:min-row-height="0.37cm"/>
    </style:style>
    <style:style style:name="表格1.A1" style:family="table-cell" style:data-style-name="N5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.C1" style:family="table-cell" style:data-style-name="N5100">
      <style:table-cell-properties fo:background-color="transparent" fo:padding="0.097cm" fo:border="0.002cm solid #000000">
        <style:background-image/>
      </style:table-cell-properties>
    </style:style>
    <style:style style:name="表格1.2" style:family="table-row">
      <style:table-row-properties style:min-row-height="0.011cm"/>
    </style:style>
    <style:style style:name="表格1.A2" style:family="table-cell" style:data-style-name="N5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表格1.C3" style:family="table-cell" style:data-style-name="N510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2" style:family="table">
      <style:table-properties style:width="16.999cm" table:align="margins"/>
    </style:style>
    <style:style style:name="表格2.A" style:family="table-column">
      <style:table-column-properties style:column-width="1.268cm" style:rel-column-width="719*"/>
    </style:style>
    <style:style style:name="表格2.B" style:family="table-column">
      <style:table-column-properties style:column-width="2.515cm" style:rel-column-width="1426*"/>
    </style:style>
    <style:style style:name="表格2.C" style:family="table-column">
      <style:table-column-properties style:column-width="7.938cm" style:rel-column-width="4500*"/>
    </style:style>
    <style:style style:name="表格2.D" style:family="table-column">
      <style:table-column-properties style:column-width="2.805cm" style:rel-column-width="1590*"/>
    </style:style>
    <style:style style:name="表格2.E" style:family="table-column">
      <style:table-column-properties style:column-width="2.473cm" style:rel-column-width="1402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E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able_20_Heading">
      <style:text-properties style:language-asian="zh" style:country-asian="CN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 style:list-style-name="L1"/>
    <style:style style:name="P5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style:language-asian="zh" style:country-asian="C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5100" number:language="zh" number:country="CN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Office 报表工具标题<text:span text:style-name="T1">：</text:span><text:span text:style-name="T1"><text:placeholder text:placeholder-type="text">&lt;title&gt;</text:placeholder></text:span></text:p>
      <text:h text:style-name="P5" text:outline-level="2">员工列表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float" office:value="0">
            <text:p text:style-name="Table_20_Heading">姓名</text:p>
          </table:table-cell>
          <table:table-cell table:style-name="表格1.A1" office:value-type="float" office:value="0">
            <text:p text:style-name="Table_20_Heading">地址</text:p>
          </table:table-cell>
          <table:table-cell table:style-name="表格1.C1" office:value-type="float" office:value="0">
            <text:p text:style-name="Table_20_Heading">年龄</text:p>
          </table:table-cell>
        </table:table-row>
        <table:table-row table:style-name="表格1.2">
          <table:table-cell table:style-name="表格1.A2" table:number-columns-spanned="3" office:value-type="float" office:value="0">
            <text:p text:style-name="Text_20_body"><text:placeholder text:placeholder-type="text">&lt;foreach e in employees&gt;</text:placeholder></text:p>
          </table:table-cell>
          <table:covered-table-cell/>
          <table:covered-table-cell/>
        </table:table-row>
        <table:table-row table:style-name="表格1.2">
          <table:table-cell table:style-name="表格1.A2" office:value-type="float" office:value="0">
            <text:p text:style-name="Text_20_body"><text:placeholder text:placeholder-type="text">&lt;e.Name&gt;</text:placeholder></text:p>
          </table:table-cell>
          <table:table-cell table:style-name="表格1.A2" office:value-type="float" office:value="0">
            <text:p text:style-name="Text_20_body"><text:placeholder text:placeholder-type="text">&lt;e.Address&gt;</text:placeholder></text:p>
          </table:table-cell>
          <table:table-cell table:style-name="表格1.C3" office:value-type="float" office:value="0">
            <text:p text:style-name="Text_20_body"><text:placeholder text:placeholder-type="text">&lt;e.Age&gt;</text:placeholder></text:p>
          </table:table-cell>
        </table:table-row>
        <table:table-row table:style-name="表格1.2">
          <table:table-cell table:style-name="表格1.A2" table:number-columns-spanned="3" office:value-type="float" office:value="0">
            <text:p text:style-name="Text_20_body"><text:placeholder text:placeholder-type="text">&lt;end&gt;</text:placeholder></text:p>
          </table:table-cell>
          <table:covered-table-cell/>
          <table:covered-table-cell/>
        </table:table-row>
      </table:table>
      <text:p text:style-name="Standard"/>
      <text:h text:style-name="Heading_20_2" text:outline-level="2">公司有下面的员工：</text:h>
      <text:p text:style-name="Text_20_body"><text:placeholder text:placeholder-type="text">&lt;foreach e in employees&gt;</text:placeholder></text:p>
      <text:list xml:id="list38242819" text:style-name="L1">
        <text:list-item>
          <text:p text:style-name="P4"><text:placeholder text:placeholder-type="text">&lt;e.Name&gt;</text:placeholder></text:p>
        </text:list-item>
      </text:list>
      <text:p text:style-name="Text_20_body"><text:placeholder text:placeholder-type="text">&lt;end&gt;</text:placeholder></text:p>
      <text:p text:style-name="Text_20_body"/>
      <text:h text:style-name="Heading_20_2" text:outline-level="2">机构一览表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>
          <table:table-cell table:style-name="表格2.A1" office:value-type="string">
            <text:p text:style-name="P2">序号</text:p>
          </table:table-cell>
          <table:table-cell table:style-name="表格2.A1" office:value-type="string">
            <text:p text:style-name="Table_20_Heading">行号</text:p>
          </table:table-cell>
          <table:table-cell table:style-name="表格2.A1" office:value-type="string">
            <text:p text:style-name="Table_20_Heading">名称</text:p>
          </table:table-cell>
          <table:table-cell table:style-name="表格2.A1" office:value-type="string">
            <text:p text:style-name="Table_20_Heading"/>
          </table:table-cell>
          <table:table-cell table:style-name="表格2.E1" office:value-type="string">
            <text:p text:style-name="Table_20_Heading"/>
          </table:table-cell>
        </table:table-row>
        <table:table-row>
          <table:table-cell table:style-name="表格2.A2" table:number-columns-spanned="5" office:value-type="string">
            <text:p text:style-name="Table_20_Contents"><text:placeholder text:placeholder-type="text">&lt;foreach bank in banks.Rows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2.A3" office:value-type="string">
            <text:p text:style-name="P3"><text:placeholder text:placeholder-type="text">&lt;i&gt;</text:placeholder></text:p>
          </table:table-cell>
          <table:table-cell table:style-name="表格2.A3" office:value-type="string">
            <text:p text:style-name="Table_20_Contents"><text:placeholder text:placeholder-type="text">&lt;bank.BankCode&gt;</text:placeholder></text:p>
          </table:table-cell>
          <table:table-cell table:style-name="表格2.A3" office:value-type="string">
            <text:p text:style-name="Table_20_Contents"><text:placeholder text:placeholder-type="text">&lt;bank.BankName&gt;</text:placeholder></text:p>
          </table:table-cell>
          <table:table-cell table:style-name="表格2.A3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</table:table-row>
        <table:table-row>
          <table:table-cell table:style-name="表格2.A2" table:number-columns-spanned="5" office:value-type="string">
            <text:p text:style-name="Table_20_Contents"><text:placeholder text:placeholder-type="text">&lt;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新宋体" svg:font-family="新宋体" style:font-adornments="标准" style:font-family-generic="modern" style:font-pitch="fixed"/>
    <style:font-face style:name="黑体" svg:font-family="黑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zxx" fo:country="none" style:font-name-asian="新宋体" style:font-size-asian="12pt" style:language-asian="zxx" style:country-asian="none" style:font-size-complex="12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2pt" style:font-name-asian="黑体" style:font-size-asian="22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normal" style:font-size-asian="16pt" style:font-style-asian="normal" style:font-weight-asian="normal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49M41S</meta:editing-duration>
    <meta:editing-cycles>83</meta:editing-cycles>
    <meta:generator>OpenOffice.org/3.2$Win32 OpenOffice.org_project/320m12$Build-9483</meta:generator>
    <dc:date>2010-08-20T18:13:32.13</dc:date>
    <meta:document-statistic meta:table-count="2" meta:image-count="0" meta:object-count="0" meta:page-count="1" meta:paragraph-count="23" meta:word-count="35" meta:character-count="215"/>
    <meta:user-defined meta:name="Info 1"/>
    <meta:user-defined meta:name="Info 2"/>
    <meta:user-defined meta:name="Info 3"/>
    <meta:user-defined meta:name="Info 4"/>
  </office:meta>
</office:document-meta>
</file>